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Часть 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3" table:number-rows-spanned="1">
            <text:p>Метод амперметра и вольтметра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Iv (мА)</text:p>
          </table:table-cell>
          <table:table-cell table:style-name="ce1" office:value-type="string" calcext:value-type="string">
            <text:p>Uv (В)</text:p>
          </table:table-cell>
          <table:table-cell table:style-name="ce1" office:value-type="string" calcext:value-type="string">
            <text:p>Ux (В)</text:p>
          </table:table-cell>
          <table:table-cell table:style-name="ce1" office:value-type="string" calcext:value-type="string">
            <text:p>Rv (Ом)</text:p>
          </table:table-cell>
          <table:table-cell table:style-name="ce1" office:value-type="string" calcext:value-type="string">
            <text:p>I (мА)</text:p>
          </table:table-cell>
          <table:table-cell table:style-name="ce1" office:value-type="string" calcext:value-type="string">
            <text:p>Rx (Ом)</text:p>
          </table:table-cell>
          <table:table-cell table:style-name="ce1" office:value-type="string" calcext:value-type="string">
            <text:p><text:span text:style-name="T1">Δr</text:span>x (Ом) 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5" calcext:value-type="float">
            <text:p>7,5</text:p>
          </table:table-cell>
          <table:table-cell office:value-type="float" office:value="4.9" calcext:value-type="float">
            <text:p>4,9</text:p>
          </table:table-cell>
          <table:table-cell table:formula="of:=[.B3] / ([.A3] / 1000)" office:value-type="float" office:value="25000" calcext:value-type="float">
            <text:p>25000</text:p>
          </table:table-cell>
          <table:table-cell office:value-type="float" office:value="1.14" calcext:value-type="float">
            <text:p>1,14</text:p>
          </table:table-cell>
          <table:table-cell table:formula="of:=[.C3] / ([.E3] / 1000 - [.C3] / [.D3])" office:value-type="float" office:value="5190.6779661017" calcext:value-type="float">
            <text:p>5 190,68</text:p>
          </table:table-cell>
          <table:table-cell table:formula="of:=ABS([.$F$8] - [.F3])" office:value-type="float" office:value="67.86165966714" calcext:value-type="float">
            <text:p>67,8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5" calcext:value-type="float">
            <text:p>7,5</text:p>
          </table:table-cell>
          <table:table-cell office:value-type="float" office:value="5.6" calcext:value-type="float">
            <text:p>5,6</text:p>
          </table:table-cell>
          <table:table-cell table:formula="of:=[.B4] / ([.A4] / 1000)" office:value-type="float" office:value="25000" calcext:value-type="float">
            <text:p>25000</text:p>
          </table:table-cell>
          <table:table-cell office:value-type="float" office:value="1.28" calcext:value-type="float">
            <text:p>1,28</text:p>
          </table:table-cell>
          <table:table-cell table:formula="of:=[.C4] / ([.E4] / 1000 - [.C4] / [.D4])" office:value-type="float" office:value="5303.0303030303" calcext:value-type="float">
            <text:p>5 303,03</text:p>
          </table:table-cell>
          <table:table-cell table:formula="of:=ABS([.$F$8] - [.F4])" office:value-type="float" office:value="44.4906772614668" calcext:value-type="float">
            <text:p>44,4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5" calcext:value-type="float">
            <text:p>7,5</text:p>
          </table:table-cell>
          <table:table-cell office:value-type="float" office:value="6.6" calcext:value-type="float">
            <text:p>6,6</text:p>
          </table:table-cell>
          <table:table-cell table:formula="of:=[.B5] / ([.A5] / 1000)" office:value-type="float" office:value="25000" calcext:value-type="float">
            <text:p>25000</text:p>
          </table:table-cell>
          <table:table-cell office:value-type="float" office:value="1.52" calcext:value-type="float">
            <text:p>1,52</text:p>
          </table:table-cell>
          <table:table-cell table:formula="of:=[.C5] / ([.E5] / 1000 - [.C5] / [.D5])" office:value-type="float" office:value="5254.77707006369" calcext:value-type="float">
            <text:p>5 254,78</text:p>
          </table:table-cell>
          <table:table-cell table:formula="of:=ABS([.$F$8] - [.F5])" office:value-type="float" office:value="3.7625557051424" calcext:value-type="float">
            <text:p>3,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table:formula="of:=[.B6] / ([.A6] / 1000)" office:value-type="float" office:value="25000" calcext:value-type="float">
            <text:p>25000</text:p>
          </table:table-cell>
          <table:table-cell office:value-type="float" office:value="1.88" calcext:value-type="float">
            <text:p>1,88</text:p>
          </table:table-cell>
          <table:table-cell table:formula="of:=[.C6] / ([.E6] / 1000 - [.C6] / [.D6])" office:value-type="float" office:value="5283.50515463918" calcext:value-type="float">
            <text:p>5 283,51</text:p>
          </table:table-cell>
          <table:table-cell table:formula="of:=ABS([.$F$8] - [.F6])" office:value-type="float" office:value="24.9655288703398" calcext:value-type="float">
            <text:p>24,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5" calcext:value-type="float">
            <text:p>7,5</text:p>
          </table:table-cell>
          <table:table-cell office:value-type="float" office:value="11.3" calcext:value-type="float">
            <text:p>11,3</text:p>
          </table:table-cell>
          <table:table-cell table:formula="of:=[.B7] / ([.A7] / 1000)" office:value-type="float" office:value="25000" calcext:value-type="float">
            <text:p>25000</text:p>
          </table:table-cell>
          <table:table-cell office:value-type="float" office:value="2.6" calcext:value-type="float">
            <text:p>2,6</text:p>
          </table:table-cell>
          <table:table-cell table:formula="of:=[.C7] / ([.E7] / 1000 - [.C7] / [.D7])" office:value-type="float" office:value="5260.70763500931" calcext:value-type="float">
            <text:p>5 260,71</text:p>
          </table:table-cell>
          <table:table-cell table:formula="of:=ABS([.$F$8] - [.F7])" office:value-type="float" office:value="2.16800924047675" calcext:value-type="float">
            <text:p>2,17</text:p>
          </table:table-cell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Среднее</text:p>
          </table:table-cell>
          <table:table-cell table:formula="of:=AVERAGE([.F3:.F7])" office:value-type="float" office:value="5258.53962576884" calcext:value-type="float">
            <text:p>5 258,54</text:p>
          </table:table-cell>
          <table:table-cell table:formula="of:=AVERAGE([.G3:.G7])" office:value-type="float" office:value="28.6496861489131" calcext:value-type="float">
            <text:p>28,6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Метод омметра</text:p>
          </table:table-cell>
          <table:covered-table-cell table:style-name="Default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Rx (Ом)</text:p>
          </table:table-cell>
          <table:table-cell table:style-name="ce1" office:value-type="string" calcext:value-type="string">
            <text:p><text:span text:style-name="T1">Δr</text:span>x (Ом) </text:p>
          </table:table-cell>
          <table:table-cell table:style-name="Default"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5"/>
        </table:table-row>
      </table:table>
      <table:table table:name="Часть 2" table:style-name="ta1">
        <table:table-column table:style-name="co1" table:number-columns-repeated="3" table:default-cell-style-name="ce8"/>
        <table:table-column table:style-name="co1" table:number-columns-repeated="2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Линейный мост</text:p>
          </table:table-cell>
          <table:covered-table-cell table:number-columns-repeated="3" table:style-name="ce3"/>
          <table:covered-table-cell table:style-name="ce11"/>
        </table:table-row>
        <table:table-row table:style-name="ro1">
          <table:table-cell table:style-name="ce1" office:value-type="string" calcext:value-type="string">
            <text:p>R2 (Ом)</text:p>
          </table:table-cell>
          <table:table-cell table:style-name="ce1" office:value-type="string" calcext:value-type="string">
            <text:p>l4 (см)</text:p>
          </table:table-cell>
          <table:table-cell table:style-name="ce1" office:value-type="string" calcext:value-type="string">
            <text:p>l3 (см)</text:p>
          </table:table-cell>
          <table:table-cell table:style-name="ce1" office:value-type="string" calcext:value-type="string">
            <text:p>Rx (Ом)</text:p>
          </table:table-cell>
          <table:table-cell table:style-name="ce1" office:value-type="string" calcext:value-type="string">
            <text:p><text:span text:style-name="T1">ΔR</text:span>x (Ом) 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.3" calcext:value-type="float">
            <text:p>19,3</text:p>
          </table:table-cell>
          <table:table-cell table:formula="of:=50 - [.B3]" office:value-type="float" office:value="30.7" calcext:value-type="float">
            <text:p>30,7</text:p>
          </table:table-cell>
          <table:table-cell table:formula="of:=[.A3] * ([.C3] / [.B3])" office:value-type="float" office:value="4772.0207253886" calcext:value-type="float">
            <text:p>4 772,02</text:p>
          </table:table-cell>
          <table:table-cell table:formula="of:=ABS([.$D$9] - [.D3])" office:value-type="float" office:value="117.540413465462" calcext:value-type="float">
            <text:p>117,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.9" calcext:value-type="float">
            <text:p>22,9</text:p>
          </table:table-cell>
          <table:table-cell table:formula="of:=50 - [.B4]" office:value-type="float" office:value="27.1" calcext:value-type="float">
            <text:p>27,1</text:p>
          </table:table-cell>
          <table:table-cell table:formula="of:=[.A4] * ([.C4] / [.B4])" office:value-type="float" office:value="4733.62445414847" calcext:value-type="float">
            <text:p>4 733,62</text:p>
          </table:table-cell>
          <table:table-cell table:formula="of:=ABS([.$D$9] - [.D4])" office:value-type="float" office:value="79.1441422253329" calcext:value-type="float">
            <text:p>79,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.9" calcext:value-type="float">
            <text:p>25,9</text:p>
          </table:table-cell>
          <table:table-cell table:formula="of:=50 - [.B5]" office:value-type="float" office:value="24.1" calcext:value-type="float">
            <text:p>24,1</text:p>
          </table:table-cell>
          <table:table-cell table:formula="of:=[.A5] * ([.C5] / [.B5])" office:value-type="float" office:value="4652.50965250965" calcext:value-type="float">
            <text:p>4 652,51</text:p>
          </table:table-cell>
          <table:table-cell table:formula="of:=ABS([.$D$9] - [.D5])" office:value-type="float" office:value="1.97065941348592" calcext:value-type="float">
            <text:p>1,9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8.3" calcext:value-type="float">
            <text:p>28,3</text:p>
          </table:table-cell>
          <table:table-cell table:formula="of:=50 - [.B6]" office:value-type="float" office:value="21.7" calcext:value-type="float">
            <text:p>21,7</text:p>
          </table:table-cell>
          <table:table-cell table:formula="of:=[.A6] * ([.C6] / [.B6])" office:value-type="float" office:value="4600.70671378092" calcext:value-type="float">
            <text:p>4 600,71</text:p>
          </table:table-cell>
          <table:table-cell table:formula="of:=ABS([.$D$9] - [.D6])" office:value-type="float" office:value="53.7735981422202" calcext:value-type="float">
            <text:p>53,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.2" calcext:value-type="float">
            <text:p>30,2</text:p>
          </table:table-cell>
          <table:table-cell table:formula="of:=50 - [.B7]" office:value-type="float" office:value="19.8" calcext:value-type="float">
            <text:p>19,8</text:p>
          </table:table-cell>
          <table:table-cell table:formula="of:=[.A7] * ([.C7] / [.B7])" office:value-type="float" office:value="4589.40397350993" calcext:value-type="float">
            <text:p>4 589,40</text:p>
          </table:table-cell>
          <table:table-cell table:formula="of:=ABS([.$D$9] - [.D7])" office:value-type="float" office:value="65.0763384132051" calcext:value-type="float">
            <text:p>65,0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.8" calcext:value-type="float">
            <text:p>31,8</text:p>
          </table:table-cell>
          <table:table-cell table:formula="of:=50 - [.B8]" office:value-type="float" office:value="18.2" calcext:value-type="float">
            <text:p>18,2</text:p>
          </table:table-cell>
          <table:table-cell table:formula="of:=[.A8] * ([.C8] / [.B8])" office:value-type="float" office:value="4578.61635220126" calcext:value-type="float">
            <text:p>4 578,62</text:p>
          </table:table-cell>
          <table:table-cell table:formula="of:=ABS([.$D$9] - [.D8])" office:value-type="float" office:value="75.8639597218817" calcext:value-type="float">
            <text:p>75,86</text:p>
          </table:table-cell>
        </table:table-row>
        <table:table-row table:style-name="ro1">
          <table:table-cell table:style-name="ce9" table:number-columns-repeated="2"/>
          <table:table-cell table:style-name="ce1" office:value-type="string" calcext:value-type="string">
            <text:p>Среднее</text:p>
          </table:table-cell>
          <table:table-cell table:formula="of:=AVERAGE([.D3:.D8])" office:value-type="float" office:value="4654.48031192314" calcext:value-type="float">
            <text:p>4 654,48</text:p>
          </table:table-cell>
          <table:table-cell table:formula="of:=AVERAGE([.E3:.E8])" office:value-type="float" office:value="65.5615185635979" calcext:value-type="float">
            <text:p>65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1" number:min-decimal-places="1" number:min-integer-digits="1" number:grouping="true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11:53:15.1226538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1:45:58.822889652</meta:creation-date>
    <dc:date>2021-03-25T12:18:42.780620565</dc:date>
    <meta:editing-duration>PT33M12S</meta:editing-duration>
    <meta:editing-cycles>7</meta:editing-cycles>
    <meta:generator>LibreOffice/7.1.1.2$Linux_X86_64 LibreOffice_project/10$Build-2</meta:generator>
    <meta:document-statistic meta:table-count="2" meta:cell-count="90" meta:object-count="0"/>
  </office:meta>
</office:document-meta>
</file>